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888283B651B494E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5.038cm, 17.57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116cm" svg:height="11.035cm" svg:x="2.5cm" svg:y="0.401cm">
          <draw:image xlink:href="Pictures/1000000000000BD000000FC0888283B651B494E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7:54:16.452549237</dc:date>
    <meta:editing-duration>PT2M3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